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026cm" fo:margin-left="0.161cm" fo:margin-right="8.814cm" table:align="margins"/>
    </style:style>
    <style:style style:name="表9.A" style:family="table-column">
      <style:table-column-properties style:column-width="1.258cm" style:rel-column-width="10269*"/>
    </style:style>
    <style:style style:name="表9.B" style:family="table-column">
      <style:table-column-properties style:column-width="6.768cm" style:rel-column-width="55266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0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1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2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3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41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2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4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4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5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6" style:family="paragraph" style:parent-style-name="Table_20_Contents" style:list-style-name="L2">
      <style:text-properties style:font-name="Arial1" fo:font-size="11pt" style:language-asian="ja" style:country-asian="JP"/>
    </style:style>
    <style:style style:name="P47" style:family="paragraph" style:parent-style-name="Table_20_Contents" style:list-style-name="L3">
      <style:text-properties style:font-name="Arial1" fo:font-size="11pt" style:language-asian="ja" style:country-asian="JP"/>
    </style:style>
    <style:style style:name="P48" style:family="paragraph" style:parent-style-name="Table_20_Contents" style:list-style-name="L4">
      <style:text-properties style:font-name="Arial1" fo:font-size="11pt" style:language-asian="ja" style:country-asian="JP"/>
    </style:style>
    <style:style style:name="P49" style:family="paragraph" style:parent-style-name="Table_20_Contents" style:list-style-name="L4">
      <style:text-properties style:font-name="Arial1" fo:font-size="11pt"/>
    </style:style>
    <style:style style:name="P50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2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9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3" style:family="text">
      <style:text-properties style:language-asian="ja" style:country-asian="JP"/>
    </style:style>
    <style:style style:name="T14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5" style:family="text">
      <style:text-properties fo:color="#3333ff" style:font-name="Arial1" fo:font-size="22pt" fo:font-style="normal" fo:font-weight="normal" style:font-size-asian="22pt" style:font-size-complex="22pt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3">暑いっすね。みなさん、どうですか。</text:span></text:p>
      <text:p text:style-name="P7"><text:span text:style-name="T13">来週の希望日です。</text:span>よろしくお願いします。</text:p>
      <text:p text:style-name="P30">お盆ど真ん中で、あればいいなという腹積もりです。</text:p>
      <text:p text:style-name="P30">また懲りずにキャンプの手伝いに、１１（火）・１２（水）</text:p>
      <text:p text:style-name="P30">と行きます。</text:p>
      <text:p text:style-name="P30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0">どうも、お疲れ様です。</text:p>
      <text:p text:style-name="P30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１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3">暑いですね。調子はどうですか。</text:span></text:p>
      <text:p text:style-name="P9">私も、飲み物に氷を入れて、なんとか涼を取ってます。</text:p>
      <text:p text:style-name="P7"><text:span text:style-name="T13">来週の勤務希望を提出します。</text:span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１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3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3">どうも</text:span>お疲れさまです。<text:span text:style-name="T13">日報他、提出します。遅くなりました。</text:span></text:p>
      <text:p text:style-name="P29"><text:soft-page-break/></text:p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>@@@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XX XX曜日</text:p>
          </table:table-cell>
        </table:table-row>
        <text:soft-page-break/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XXX（XXX）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XXX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XX（金）</text:p>
          </table:table-cell>
          <table:table-cell table:style-name="表8.B1" office:value-type="string">
            <text:p text:style-name="P22">9/XX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8">期間</text:p>
          </table:table-cell>
          <table:table-cell table:style-name="表9.B1" office:value-type="string">
            <text:p text:style-name="P19"><text:s text:c="2"/>2020.9.XX(月) ~ 2020.9.XX(日)</text:p>
          </table:table-cell>
        </table:table-row>
        <table:table-row>
          <table:table-cell table:style-name="表9.A2" office:value-type="string">
            <text:p text:style-name="P16">合計</text:p>
          </table:table-cell>
          <table:table-cell table:style-name="表9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9.XX(月) ~ 2020.9.XX(日)</text:p>
      <text:p text:style-name="P10">[//]</text:p>
      <text:p text:style-name="P4"/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8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P27"><text:soft-page-break/></text:p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8/XX（金）</text:p>
          </table:table-cell>
          <table:table-cell table:style-name="表38.B1" office:value-type="string">
            <text:p text:style-name="P22">8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8.XX(月) ~ 2020.8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8.XX(月) ~ 2020.8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3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<text:soft-page-break/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5229334706787869238" text:style-name="L1">
        <text:list-item>
          <text:p text:style-name="P44">image file</text:p>
          <text:list>
            <text:list-item>
              <text:p text:style-name="P44">copy to : C:\WORKS_2\WS\WS_Others\towa_corpo</text:p>
            </text:list-item>
            <text:list-item>
              <text:p text:style-name="P44">change → file name</text:p>
            </text:list-item>
            <text:list-item>
              <text:p text:style-name="P44">DUP</text:p>
            </text:list-item>
            <text:list-item>
              <text:p text:style-name="P44">open the orig with paint</text:p>
            </text:list-item>
            <text:list-item>
              <text:p text:style-name="P44">change size → 25 % (<office:annotation office:name="__Annotation__14902_534617985"><dc:creator>iwabuchi ken</dc:creator><dc:date>2020-02-03T15:01:30.55</dc:date><text:p text:style-name="P61"><text:span text:style-name="T16">680 ==&gt; about</text:span></text:p></office:annotation>40 %, 680KB~<office:annotation-end office:name="__Annotation__14902_534617985"/>)</text:p>
            </text:list-item>
            <text:list-item>
              <text:p text:style-name="P44">close paint</text:p>
            </text:list-item>
          </text:list>
        </text:list-item>
        <text:list-item>
          <text:p text:style-name="P45">email<text:span text:style-name="T15"> </text:span><text:span text:style-name="T14">###</text:span></text:p>
          <text:list>
            <text:list-item>
              <text:p text:style-name="P45">C – N (new mail)</text:p>
            </text:list-item>
            <text:list-item>
              <text:p text:style-name="P45">attach image file</text:p>
            </text:list-item>
            <text:list-item>
              <text:p text:style-name="P45">open in-mail image file</text:p>
            </text:list-item>
            <text:list-item>
              <text:p text:style-name="P45">validate</text:p>
              <text:list>
                <text:list-item>
                  <text:p text:style-name="P45">終了時刻</text:p>
                </text:list-item>
                <text:list-item>
                  <text:p text:style-name="P45">職長サイン</text:p>
                </text:list-item>
              </text:list>
            </text:list-item>
          </text:list>
        </text:list-item>
        <text:list-item>
          <text:p text:style-name="P44">doc</text:p>
          <text:list>
            <text:list-item>
              <text:p text:style-name="P44">prev lines → DUP</text:p>
            </text:list-item>
            <text:list-item>
              <text:p text:style-name="P44">enter data</text:p>
              <text:list>
                <text:list-item>
                  <text:p text:style-name="P45">作業について</text:p>
                  <text:list>
                    <text:list-item>
                      <text:p text:style-name="P44">作業日</text:p>
                    </text:list-item>
                    <text:list-item>
                      <text:p text:style-name="P44">発注者</text:p>
                    </text:list-item>
                    <text:list-item>
                      <text:p text:style-name="P44">工事件名</text:p>
                    </text:list-item>
                    <text:list-item>
                      <text:p text:style-name="P45">作業時間</text:p>
                    </text:list-item>
                  </text:list>
                </text:list-item>
                <text:list-item>
                  <text:p text:style-name="P45"><text:soft-page-break/>タイトル文字列</text:p>
                </text:list-item>
              </text:list>
            </text:list-item>
          </text:list>
        </text:list-item>
        <text:list-item>
          <text:p text:style-name="P59">email</text:p>
          <text:list>
            <text:list-item>
              <text:p text:style-name="P59">C/P</text:p>
              <text:list>
                <text:list-item>
                  <text:p text:style-name="P60">本文</text:p>
                </text:list-item>
                <text:list-item>
                  <text:p text:style-name="P59">subject</text:p>
                </text:list-item>
              </text:list>
            </text:list-item>
            <text:list-item>
              <text:p text:style-name="P59">validate</text:p>
              <text:list>
                <text:list-item>
                  <text:p text:style-name="P44">作業日</text:p>
                </text:list-item>
                <text:list-item>
                  <text:p text:style-name="P44">発注者</text:p>
                </text:list-item>
                <text:list-item>
                  <text:p text:style-name="P44">工事件名</text:p>
                </text:list-item>
                <text:list-item>
                  <text:p text:style-name="P45">作業時間</text:p>
                </text:list-item>
              </text:list>
            </text:list-item>
            <text:list-item>
              <text:p text:style-name="P60">F6 (“To”) → “yoko” &gt; Ret</text:p>
            </text:list-item>
            <text:list-item>
              <text:p text:style-name="P60">C – Ret (send)</text:p>
            </text:list-item>
            <text:list-item>
              <text:p text:style-name="P60">review → sent mail</text:p>
              <text:list>
                <text:list-item>
                  <text:p text:style-name="P60">送信先</text:p>
                </text:list-item>
                <text:list-item>
                  <text:p text:style-name="P60">日付</text:p>
                  <text:list>
                    <text:list-item>
                      <text:p text:style-name="P60">日報に書いた日付</text:p>
                    </text:list-item>
                    <text:list-item>
                      <text:p text:style-name="P60">メールの「件名」の日付（日報のそれと同じか？）</text:p>
                    </text:list-item>
                  </text:list>
                </text:list-item>
                <text:list-item>
                  <text:p text:style-name="P60">サイン</text:p>
                  <text:list>
                    <text:list-item>
                      <text:p text:style-name="P60">職長</text:p>
                    </text:list-item>
                    <text:list-item>
                      <text:p text:style-name="P60">発注者</text:p>
                    </text:list-item>
                  </text:list>
                </text:list-item>
                <text:list-item>
                  <text:p text:style-name="P60">時間</text:p>
                  <text:list>
                    <text:list-item>
                      <text:p text:style-name="P60">開始</text:p>
                    </text:list-item>
                    <text:list-item>
                      <text:p text:style-name="P60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>doc</text:p>
          <text:list>
            <text:list-item>
              <text:p text:style-name="P60">move → “@@@” string</text:p>
            </text:list-item>
          </text:list>
        </text:list-item>
      </text:list>
      <text:p text:style-name="P31"/>
      <text:p text:style-name="P2"><text:soft-page-break/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3">日報）</text:span></text:p>
            <text:list xml:id="list9113826457192194349" text:style-name="L2">
              <text:list-item>
                <text:p text:style-name="P46">copy</text:p>
                <text:list>
                  <text:list-item>
                    <text:p text:style-name="P46">from C:\WORKS_2\WS\WS_Cake_IFM11\iphone_to_upload</text:p>
                  </text:list-item>
                  <text:list-item>
                    <text:p text:style-name="P46">to <text:s/>==&gt; C:\WORKS_2\WS\WS_Others\towa_corpo</text:p>
                  </text:list-item>
                </text:list>
              </text:list-item>
              <text:list-item>
                <text:p text:style-name="P46">name ==&gt; change</text:p>
                <text:list>
                  <text:list-item>
                    <text:p text:style-name="P46">【作業員　岩淵謙 <text:s/>日報連絡】 2020.7.4.土 2020.7.6.月.jpg</text:p>
                  </text:list-item>
                </text:list>
              </text:list-item>
              <text:list-item>
                <text:p text:style-name="P46">open file (f1)</text:p>
              </text:list-item>
              <text:list-item>
                <text:p text:style-name="P46">DUP</text:p>
              </text:list-item>
              <text:list-item>
                <text:p text:style-name="P46">f1 ==&gt; paint</text:p>
              </text:list-item>
              <text:list-item>
                <text:p text:style-name="P46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6335597966943228358" text:style-name="L3">
              <text:list-item>
                <text:p text:style-name="P47">DUP : 交通費請求書.用紙.orig.jpg</text:p>
              </text:list-item>
              <text:list-item>
                <text:p text:style-name="P47">name ==&gt; change : 【作業員　岩淵謙 <text:s/>交通費請求書】 2020.7.6(月) ~ 2020.7.12(日).jpg</text:p>
              </text:list-item>
              <text:list-item>
                <text:p text:style-name="P47">open file</text:p>
              </text:list-item>
              <text:list-item>
                <text:p text:style-name="P47">M – o &gt; ↓ &gt; Ret (paint)</text:p>
              </text:list-item>
              <text:list-item>
                <text:p text:style-name="P47">入力</text:p>
              </text:list-item>
              <text:list-item>
                <text:p text:style-name="P47">DUP</text:p>
              </text:list-item>
              <text:list-item>
                <text:p text:style-name="P47">M – o &gt; “70” &gt; Ret (size change)</text:p>
              </text:list-item>
              <text:list-item>
                <text:p text:style-name="P47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5207331229157024384" text:style-name="L4">
              <text:list-item>
                <text:p text:style-name="P49">start mailer</text:p>
              </text:list-item>
              <text:list-item>
                <text:p text:style-name="P49">new mail</text:p>
              </text:list-item>
              <text:list-item>
                <text:p text:style-name="P49">C – S – a &gt; choose file &gt; Ret (append)</text:p>
              </text:list-item>
              <text:list-item>
                <text:p text:style-name="P49">open ==&gt; appended files (<text:span text:style-name="T13">日報、交通費)</text:span></text:p>
              </text:list-item>
              <text:list-item>
                <text:p text:style-name="P48">C/P</text:p>
                <text:list>
                  <text:list-item>
                    <text:p text:style-name="P48">本文</text:p>
                  </text:list-item>
                  <text:list-item>
                    <text:p text:style-name="P48">タイトル</text:p>
                  </text:list-item>
                </text:list>
              </text:list-item>
              <text:list-item>
                <text:p text:style-name="P48">“send” : “yoko” &gt; Ret (autofill)</text:p>
              </text:list-item>
              <text:list-item>
                <text:p text:style-name="P48">validate</text:p>
                <text:list>
                  <text:list-item>
                    <text:p text:style-name="P48">append ==&gt; 2 files</text:p>
                  </text:list-item>
                  <text:list-item>
                    <text:p text:style-name="P48">subject</text:p>
                    <text:list>
                      <text:list-item>
                        <text:p text:style-name="P48">期間</text:p>
                      </text:list-item>
                      <text:list-item>
                        <text:p text:style-name="P48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48">C – Ret (send)</text:p>
              </text:list-item>
              <text:list-item>
                <text:p text:style-name="P48">validate</text:p>
                <text:list>
                  <text:list-item>
                    <text:p text:style-name="P48">attached files</text:p>
                  </text:list-item>
                  <text:list-item>
                    <text:p text:style-name="P48">宛先</text:p>
                  </text:list-item>
                  <text:list-item>
                    <text:p text:style-name="P48">タイトル</text:p>
                    <text:list>
                      <text:list-item>
                        <text:p text:style-name="P48">期間</text:p>
                      </text:list-item>
                      <text:list-item>
                        <text:p text:style-name="P48">内容</text:p>
                      </text:list-item>
                    </text:list>
                  </text:list-item>
                  <text:list-item>
                    <text:p text:style-name="P48">本文</text:p>
                    <text:list>
                      <text:list-item>
                        <text:p text:style-name="P48">送るものについての文。</text:p>
                      </text:list-item>
                      <text:list-item>
                        <text:p text:style-name="P48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><text:soft-page-break/></text:p>
      <text:p text:style-name="P3"/>
      <text:p text:style-name="P3">/ -------------------------------------------------------- [STEPS] 20200718_160951 /</text:p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8-29T18:07:17.79</dc:date>
    <dc:creator>iwabuchi ken</dc:creator>
    <meta:editing-duration>PT16H47M58S</meta:editing-duration>
    <meta:editing-cycles>111</meta:editing-cycles>
    <meta:generator>OpenOffice/4.1.3$Win32 OpenOffice.org_project/413m1$Build-9783</meta:generator>
    <meta:document-statistic meta:table-count="16" meta:image-count="0" meta:object-count="0" meta:page-count="9" meta:paragraph-count="301" meta:word-count="1703" meta:character-count="4290"/>
  </office:meta>
</office:document-meta>
</file>